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<text:s/>V(L,R,h)=L[R^2cos^(-1)((R-h)/R)-(R-h)sqrt(2Rh-h^2)],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cc/gallon</text:p>
          </table:table-cell>
          <table:table-cell table:style-name="ce1" office:value-type="float" office:value="3785.41">
            <text:p>3785.41</text:p>
          </table:table-cell>
          <table:table-cell table:number-columns-repeated="4"/>
        </table:table-row>
        <table:table-row table:style-name="ro1">
          <table:table-cell office:value-type="string">
            <text:p>radius of top circle</text:p>
          </table:table-cell>
          <table:table-cell table:formula="of:=[.B6]/2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Width of tank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Height of tank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Length of tank</text:p>
          </table:table-cell>
          <table:table-cell office:value-type="float" office:value="152">
            <text:p>152</text:p>
          </table:table-cell>
          <table:table-cell office:value-type="string">
            <text:p>Tank height</text:p>
          </table:table-cell>
          <table:table-cell office:value-type="string">
            <text:p>Cubic cm</text:p>
          </table:table-cell>
          <table:table-cell office:value-type="string">
            <text:p>Gall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7">
            <text:p>107</text:p>
          </table:table-cell>
          <table:table-cell/>
          <table:table-cell table:formula="of:=[.E10]+[.F115]" office:value-type="float" office:value="237.110012745236">
            <text:p>237.1100127452</text:p>
          </table:table-cell>
          <table:table-cell/>
        </table:table-row>
        <table:table-row table:style-name="ro1">
          <table:table-cell office:value-type="string">
            <text:p>V of a 32cm Radius tank</text:p>
          </table:table-cell>
          <table:table-cell table:formula="of:=3.14159*[.B5]^2*[.B8]" office:value-type="float" office:value="488982.20032">
            <text:p>488982.20032</text:p>
          </table:table-cell>
          <table:table-cell table:style-name="ce2" office:value-type="float" office:value="106">
            <text:p>106</text:p>
          </table:table-cell>
          <table:table-cell/>
          <table:table-cell table:formula="of:=[.E11]+[.F114]" office:value-type="float" office:value="236.68371493388">
            <text:p>236.6837149339</text:p>
          </table:table-cell>
          <table:table-cell/>
        </table:table-row>
        <table:table-row table:style-name="ro1">
          <table:table-cell office:value-type="string">
            <text:p>Gallons of 32 cm radius tank</text:p>
          </table:table-cell>
          <table:table-cell table:formula="of:=[.B10]/[.B4]" office:value-type="float" office:value="129.175492303344">
            <text:p>129.1754923033</text:p>
          </table:table-cell>
          <table:table-cell table:style-name="ce2" office:value-type="float" office:value="104">
            <text:p>104</text:p>
          </table:table-cell>
          <table:table-cell/>
          <table:table-cell table:formula="of:=[.E12]+[.F113]" office:value-type="float" office:value="235.90998732879">
            <text:p>235.909987328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3">
            <text:p>103</text:p>
          </table:table-cell>
          <table:table-cell/>
          <table:table-cell table:formula="of:=[.E13]+[.F112]" office:value-type="float" office:value="234.916006639371">
            <text:p>234.9160066394</text:p>
          </table:table-cell>
          <table:table-cell/>
        </table:table-row>
        <table:table-row table:style-name="ro1">
          <table:table-cell office:value-type="string">
            <text:p>gallons in ½ of a 32 cm radius tank</text:p>
          </table:table-cell>
          <table:table-cell table:formula="of:=[.B11]/2" office:value-type="float" office:value="64.5877461516718">
            <text:p>64.5877461517</text:p>
          </table:table-cell>
          <table:table-cell table:style-name="ce2" office:value-type="float" office:value="102">
            <text:p>102</text:p>
          </table:table-cell>
          <table:table-cell/>
          <table:table-cell table:formula="of:=[.E14]+[.F111]" office:value-type="float" office:value="233.748505215306">
            <text:p>233.748505215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1">
            <text:p>101</text:p>
          </table:table-cell>
          <table:table-cell/>
          <table:table-cell table:formula="of:=[.E15]+[.F110]" office:value-type="float" office:value="232.435198095474">
            <text:p>232.4351980955</text:p>
          </table:table-cell>
          <table:table-cell/>
        </table:table-row>
        <table:table-row table:style-name="ro1">
          <table:table-cell office:value-type="string">
            <text:p>Volume of the square portion of the tanks</text:p>
          </table:table-cell>
          <table:table-cell table:formula="of:=([.B7]-[.B6])*[.B8]*[.B6]" office:value-type="float" office:value="418304">
            <text:p>418304</text:p>
          </table:table-cell>
          <table:table-cell table:style-name="ce2" office:value-type="float" office:value="100">
            <text:p>100</text:p>
          </table:table-cell>
          <table:table-cell/>
          <table:table-cell table:formula="of:=[.E16]+[.F109]" office:value-type="float" office:value="230.995270492482">
            <text:p>230.9952704925</text:p>
          </table:table-cell>
          <table:table-cell/>
        </table:table-row>
        <table:table-row table:style-name="ro1">
          <table:table-cell office:value-type="string">
            <text:p>Capacity in gallons</text:p>
          </table:table-cell>
          <table:table-cell table:formula="of:=[.B15]/[.B4]" office:value-type="float" office:value="110.504278268404">
            <text:p>110.5042782684</text:p>
          </table:table-cell>
          <table:table-cell table:style-name="ce2" office:value-type="float" office:value="99">
            <text:p>99</text:p>
          </table:table-cell>
          <table:table-cell/>
          <table:table-cell table:formula="of:=[.E17]+[.F108]" office:value-type="float" office:value="229.443174925531">
            <text:p>229.443174925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8">
            <text:p>98</text:p>
          </table:table-cell>
          <table:table-cell/>
          <table:table-cell table:formula="of:=[.E18]+[.F107]" office:value-type="float" office:value="227.790405637538">
            <text:p>227.7904056375</text:p>
          </table:table-cell>
          <table:table-cell/>
        </table:table-row>
        <table:table-row table:style-name="ro1">
          <table:table-cell office:value-type="string">
            <text:p>Yep so these calculations seem to be correct but </text:p>
          </table:table-cell>
          <table:table-cell/>
          <table:table-cell table:style-name="ce2" office:value-type="float" office:value="97">
            <text:p>97</text:p>
          </table:table-cell>
          <table:table-cell/>
          <table:table-cell table:formula="of:=[.E19]+[.F106]" office:value-type="float" office:value="226.046458577858">
            <text:p>226.0464585779</text:p>
          </table:table-cell>
          <table:table-cell/>
        </table:table-row>
        <table:table-row table:style-name="ro1">
          <table:table-cell office:value-type="string">
            <text:p>don't add up to 275 gallons. <text:s/>With these dimensions</text:p>
          </table:table-cell>
          <table:table-cell/>
          <table:table-cell table:style-name="ce2" office:value-type="float" office:value="96">
            <text:p>96</text:p>
          </table:table-cell>
          <table:table-cell/>
          <table:table-cell table:formula="of:=[.E20]+[.F105]" office:value-type="float" office:value="224.219403865986">
            <text:p>224.219403866</text:p>
          </table:table-cell>
          <table:table-cell/>
        </table:table-row>
        <table:table-row table:style-name="ro1">
          <table:table-cell office:value-type="string">
            <text:p>which I validated are correct, if the whole tank was </text:p>
          </table:table-cell>
          <table:table-cell/>
          <table:table-cell table:style-name="ce2" office:value-type="float" office:value="95">
            <text:p>95</text:p>
          </table:table-cell>
          <table:table-cell/>
          <table:table-cell table:formula="of:=[.E21]+[.F104]" office:value-type="float" office:value="222.316251956952">
            <text:p>222.316251957</text:p>
          </table:table-cell>
          <table:table-cell/>
        </table:table-row>
        <table:table-row table:style-name="ro1">
          <table:table-cell office:value-type="string">
            <text:p>square the volume would be</text:p>
          </table:table-cell>
          <table:table-cell table:formula="of:=[.B6]*[.B7]*[.B8]" office:value-type="float" office:value="1040896">
            <text:p>1040896</text:p>
          </table:table-cell>
          <table:table-cell table:style-name="ce2" office:value-type="float" office:value="94">
            <text:p>94</text:p>
          </table:table-cell>
          <table:table-cell/>
          <table:table-cell table:formula="of:=[.E22]+[.F103]" office:value-type="float" office:value="220.343200649885">
            <text:p>220.3432006499</text:p>
          </table:table-cell>
          <table:table-cell/>
        </table:table-row>
        <table:table-row table:style-name="ro1">
          <table:table-cell office:value-type="string">
            <text:p>and the capacity in gallons is</text:p>
          </table:table-cell>
          <table:table-cell table:formula="of:=[.B21]/[.B4]" office:value-type="float" office:value="274.975762202773">
            <text:p>274.9757622028</text:p>
          </table:table-cell>
          <table:table-cell table:style-name="ce2" office:value-type="float" office:value="93">
            <text:p>93</text:p>
          </table:table-cell>
          <table:table-cell/>
          <table:table-cell table:formula="of:=[.E23]+[.F102]" office:value-type="float" office:value="218.305808851921">
            <text:p>218.305808851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2">
            <text:p>92</text:p>
          </table:table-cell>
          <table:table-cell/>
          <table:table-cell table:formula="of:=[.E24]+[.F101]" office:value-type="float" office:value="216.209123049211">
            <text:p>216.209123049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1">
            <text:p>91</text:p>
          </table:table-cell>
          <table:table-cell/>
          <table:table-cell table:formula="of:=[.E25]+[.F100]" office:value-type="float" office:value="214.057771998998">
            <text:p>214.05777199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90">
            <text:p>90</text:p>
          </table:table-cell>
          <table:table-cell/>
          <table:table-cell table:formula="of:=[.E26]+[.F99]" office:value-type="float" office:value="211.856039351462">
            <text:p>211.856039351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9">
            <text:p>89</text:p>
          </table:table-cell>
          <table:table-cell/>
          <table:table-cell table:formula="of:=[.E27]+[.F98]" office:value-type="float" office:value="209.607920513707">
            <text:p>209.6079205137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8">
            <text:p>88</text:p>
          </table:table-cell>
          <table:table-cell/>
          <table:table-cell table:formula="of:=[.E28]+[.F97]" office:value-type="float" office:value="207.317167995405">
            <text:p>207.317167995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7">
            <text:p>87</text:p>
          </table:table-cell>
          <table:table-cell/>
          <table:table-cell table:formula="of:=[.E29]+[.F96]" office:value-type="float" office:value="204.987328164229">
            <text:p>204.987328164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6">
            <text:p>86</text:p>
          </table:table-cell>
          <table:table-cell/>
          <table:table-cell table:formula="of:=[.E30]+[.F95]" office:value-type="float" office:value="202.621771483543">
            <text:p>202.621771483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5">
            <text:p>85</text:p>
          </table:table-cell>
          <table:table-cell/>
          <table:table-cell table:formula="of:=[.E31]+[.F94]" office:value-type="float" office:value="200.223717731353">
            <text:p>200.223717731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4">
            <text:p>84</text:p>
          </table:table-cell>
          <table:table-cell/>
          <table:table-cell table:formula="of:=[.E32]+[.F93]" office:value-type="float" office:value="197.796257306023">
            <text:p>197.79625730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3">
            <text:p>83</text:p>
          </table:table-cell>
          <table:table-cell/>
          <table:table-cell table:formula="of:=[.E33]+[.F92]" office:value-type="float" office:value="195.342369448786">
            <text:p>195.342369448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2">
            <text:p>82</text:p>
          </table:table-cell>
          <table:table-cell/>
          <table:table-cell table:formula="of:=[.E34]+[.F91]" office:value-type="float" office:value="192.864938016551">
            <text:p>192.864938016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1">
            <text:p>81</text:p>
          </table:table-cell>
          <table:table-cell/>
          <table:table-cell table:formula="of:=[.E35]+[.F90]" office:value-type="float" office:value="190.366765296298">
            <text:p>190.366765296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0">
            <text:p>80</text:p>
          </table:table-cell>
          <table:table-cell/>
          <table:table-cell table:formula="of:=[.E36]+[.F89]" office:value-type="float" office:value="187.850584247888">
            <text:p>187.850584247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9">
            <text:p>79</text:p>
          </table:table-cell>
          <table:table-cell/>
          <table:table-cell table:formula="of:=[.E37]+[.F88]" office:value-type="float" office:value="185.319069484698">
            <text:p>185.3190694847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8">
            <text:p>78</text:p>
          </table:table-cell>
          <table:table-cell/>
          <table:table-cell table:formula="of:=[.E38]+[.F87]" office:value-type="float" office:value="182.774847243534">
            <text:p>182.774847243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7">
            <text:p>77</text:p>
          </table:table-cell>
          <table:table-cell/>
          <table:table-cell table:formula="of:=[.E39]+[.F86]" office:value-type="float" office:value="180.220504551802">
            <text:p>180.220504551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6">
            <text:p>76</text:p>
          </table:table-cell>
          <table:table-cell/>
          <table:table-cell table:formula="of:=[.E40]+[.F85]" office:value-type="float" office:value="177.658597767232">
            <text:p>177.658597767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5">
            <text:p>75</text:p>
          </table:table-cell>
          <table:table-cell/>
          <table:table-cell table:formula="of:=[.E41]+[.F84]" office:value-type="float" office:value="175.091660641152">
            <text:p>175.09166064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$B$6]*[.$B$8]+[.D42]" office:value-type="float" office:value="653067.306672972">
            <text:p>653067.306672972</text:p>
          </table:table-cell>
          <table:table-cell table:formula="of:=[.D41]/[.$B$4]" office:value-type="float" office:value="172.522212038583">
            <text:p>172.52221203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$B$6]*[.$B$8]+[.D43]" office:value-type="float" office:value="643339.306672972">
            <text:p>643339.306672972</text:p>
          </table:table-cell>
          <table:table-cell table:formula="of:=[.D42]/[.$B$4]" office:value-type="float" office:value="169.952345102108">
            <text:p>169.95234510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$B$6]*[.$B$8]+[.D44]" office:value-type="float" office:value="633611.306672972">
            <text:p>633611.306672972</text:p>
          </table:table-cell>
          <table:table-cell table:formula="of:=[.D43]/[.$B$4]" office:value-type="float" office:value="167.382478165634">
            <text:p>167.38247816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[.$B$6]*[.$B$8]+[.D45]" office:value-type="float" office:value="623883.306672972">
            <text:p>623883.306672972</text:p>
          </table:table-cell>
          <table:table-cell table:formula="of:=[.D44]/[.$B$4]" office:value-type="float" office:value="164.812611229159">
            <text:p>164.81261122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[.$B$6]*[.$B$8]+[.D46]" office:value-type="float" office:value="614155.306672972">
            <text:p>614155.306672972</text:p>
          </table:table-cell>
          <table:table-cell table:formula="of:=[.D45]/[.$B$4]" office:value-type="float" office:value="162.242744292685">
            <text:p>162.24274429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[.$B$6]*[.$B$8]+[.D47]" office:value-type="float" office:value="604427.306672972">
            <text:p>604427.306672972</text:p>
          </table:table-cell>
          <table:table-cell table:formula="of:=[.D46]/[.$B$4]" office:value-type="float" office:value="159.67287735621">
            <text:p>159.6728773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[.$B$6]*[.$B$8]+[.D48]" office:value-type="float" office:value="594699.306672972">
            <text:p>594699.306672972</text:p>
          </table:table-cell>
          <table:table-cell table:formula="of:=[.D47]/[.$B$4]" office:value-type="float" office:value="157.103010419736">
            <text:p>157.10301041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[.$B$6]*[.$B$8]+[.D49]" office:value-type="float" office:value="584971.306672972">
            <text:p>584971.306672972</text:p>
          </table:table-cell>
          <table:table-cell table:formula="of:=[.D48]/[.$B$4]" office:value-type="float" office:value="154.533143483261">
            <text:p>154.5331434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[.$B$6]*[.$B$8]+[.D50]" office:value-type="float" office:value="575243.306672972">
            <text:p>575243.306672972</text:p>
          </table:table-cell>
          <table:table-cell table:formula="of:=[.D49]/[.$B$4]" office:value-type="float" office:value="151.963276546787">
            <text:p>151.96327654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$B$6]*[.$B$8]+[.D51]" office:value-type="float" office:value="565515.306672972">
            <text:p>565515.306672972</text:p>
          </table:table-cell>
          <table:table-cell table:formula="of:=[.D50]/[.$B$4]" office:value-type="float" office:value="149.393409610312">
            <text:p>149.3934096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$B$6]*[.$B$8]+[.D52]" office:value-type="float" office:value="555787.306672972">
            <text:p>555787.306672972</text:p>
          </table:table-cell>
          <table:table-cell table:formula="of:=[.D51]/[.$B$4]" office:value-type="float" office:value="146.823542673838">
            <text:p>146.82354267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$B$6]*[.$B$8]+[.D53]" office:value-type="float" office:value="546059.306672972">
            <text:p>546059.306672972</text:p>
          </table:table-cell>
          <table:table-cell table:formula="of:=[.D52]/[.$B$4]" office:value-type="float" office:value="144.253675737363">
            <text:p>144.25367573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$B$6]*[.$B$8]+[.D54]" office:value-type="float" office:value="536331.306672972">
            <text:p>536331.306672972</text:p>
          </table:table-cell>
          <table:table-cell table:formula="of:=[.D53]/[.$B$4]" office:value-type="float" office:value="141.683808800889">
            <text:p>141.6838088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$B$6]*[.$B$8]+[.D55]" office:value-type="float" office:value="526603.306672972">
            <text:p>526603.306672972</text:p>
          </table:table-cell>
          <table:table-cell table:formula="of:=[.D54]/[.$B$4]" office:value-type="float" office:value="139.113941864414">
            <text:p>139.11394186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$B$6]*[.$B$8]+[.D56]" office:value-type="float" office:value="516875.306672972">
            <text:p>516875.306672972</text:p>
          </table:table-cell>
          <table:table-cell table:formula="of:=[.D55]/[.$B$4]" office:value-type="float" office:value="136.54407492794">
            <text:p>136.54407492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$B$6]*[.$B$8]+[.D57]" office:value-type="float" office:value="507147.306672972">
            <text:p>507147.306672972</text:p>
          </table:table-cell>
          <table:table-cell table:formula="of:=[.D56]/[.$B$4]" office:value-type="float" office:value="133.974207991465">
            <text:p>133.97420799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$B$6]*[.$B$8]+[.D58]" office:value-type="float" office:value="497419.306672972">
            <text:p>497419.306672972</text:p>
          </table:table-cell>
          <table:table-cell table:formula="of:=[.D57]/[.$B$4]" office:value-type="float" office:value="131.404341054991">
            <text:p>131.4043410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$B$6]*[.$B$8]+[.D59]" office:value-type="float" office:value="487691.306672972">
            <text:p>487691.306672972</text:p>
          </table:table-cell>
          <table:table-cell table:formula="of:=[.D58]/[.$B$4]" office:value-type="float" office:value="128.834474118516">
            <text:p>128.8344741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$B$6]*[.$B$8]+[.D60]" office:value-type="float" office:value="477963.306672972">
            <text:p>477963.306672972</text:p>
          </table:table-cell>
          <table:table-cell table:formula="of:=[.D59]/[.$B$4]" office:value-type="float" office:value="126.264607182042">
            <text:p>126.264607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$B$6]*[.$B$8]+[.D61]" office:value-type="float" office:value="468235.306672972">
            <text:p>468235.306672972</text:p>
          </table:table-cell>
          <table:table-cell table:formula="of:=[.D60]/[.$B$4]" office:value-type="float" office:value="123.694740245567">
            <text:p>123.69474024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$B$6]*[.$B$8]+[.D62]" office:value-type="float" office:value="458507.306672972">
            <text:p>458507.306672972</text:p>
          </table:table-cell>
          <table:table-cell table:formula="of:=[.D61]/[.$B$4]" office:value-type="float" office:value="121.124873309093">
            <text:p>121.12487330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$B$6]*[.$B$8]+[.D63]" office:value-type="float" office:value="448779.306672972">
            <text:p>448779.306672972</text:p>
          </table:table-cell>
          <table:table-cell table:formula="of:=[.D62]/[.$B$4]" office:value-type="float" office:value="118.555006372618">
            <text:p>118.55500637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$B$6]*[.$B$8]+[.D64]" office:value-type="float" office:value="439051.306672972">
            <text:p>439051.306672972</text:p>
          </table:table-cell>
          <table:table-cell table:formula="of:=[.D63]/[.$B$4]" office:value-type="float" office:value="115.985139436144">
            <text:p>115.98513943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$B$6]*[.$B$8]+[.D65]" office:value-type="float" office:value="429323.306672972">
            <text:p>429323.306672972</text:p>
          </table:table-cell>
          <table:table-cell table:formula="of:=[.D64]/[.$B$4]" office:value-type="float" office:value="113.415272499669">
            <text:p>113.4152724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B$6]*[.$B$8]+[.D66]" office:value-type="float" office:value="419595.306672972">
            <text:p>419595.306672972</text:p>
          </table:table-cell>
          <table:table-cell table:formula="of:=[.D65]/[.$B$4]" office:value-type="float" office:value="110.845405563194">
            <text:p>110.84540556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B$6]*[.$B$8]+[.D67]" office:value-type="float" office:value="409867.306672972">
            <text:p>409867.306672972</text:p>
          </table:table-cell>
          <table:table-cell table:formula="of:=[.D66]/[.$B$4]" office:value-type="float" office:value="108.27553862672">
            <text:p>108.2755386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B$6]*[.$B$8]+[.D68]" office:value-type="float" office:value="400139.306672972">
            <text:p>400139.306672972</text:p>
          </table:table-cell>
          <table:table-cell table:formula="of:=[.D67]/[.$B$4]" office:value-type="float" office:value="105.705671690245">
            <text:p>105.70567169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B$6]*[.$B$8]+[.D69]" office:value-type="float" office:value="390411.306672972">
            <text:p>390411.306672972</text:p>
          </table:table-cell>
          <table:table-cell table:formula="of:=[.D68]/[.$B$4]" office:value-type="float" office:value="103.135804753771">
            <text:p>103.13580475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B$6]*[.$B$8]+[.D70]" office:value-type="float" office:value="380683.306672972">
            <text:p>380683.306672972</text:p>
          </table:table-cell>
          <table:table-cell table:formula="of:=[.D69]/[.$B$4]" office:value-type="float" office:value="100.565937817296">
            <text:p>100.56593781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B$6]*[.$B$8]+[.D71]" office:value-type="float" office:value="370955.306672972">
            <text:p>370955.306672972</text:p>
          </table:table-cell>
          <table:table-cell table:formula="of:=[.D70]/[.$B$4]" office:value-type="float" office:value="97.9960708808219">
            <text:p>97.9960708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B$6]*[.$B$8]+[.D72]" office:value-type="float" office:value="361227.306672972">
            <text:p>361227.306672972</text:p>
          </table:table-cell>
          <table:table-cell table:formula="of:=[.D71]/[.$B$4]" office:value-type="float" office:value="95.4262039443474">
            <text:p>95.42620394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B$6]*[.$B$8]+[.D73]" office:value-type="float" office:value="351499.306672972">
            <text:p>351499.306672972</text:p>
          </table:table-cell>
          <table:table-cell table:formula="of:=[.D72]/[.$B$4]" office:value-type="float" office:value="92.8563370078729">
            <text:p>92.8563370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B$6]*[.$B$8]+[.D74]" office:value-type="float" office:value="341771.306672972">
            <text:p>341771.306672972</text:p>
          </table:table-cell>
          <table:table-cell table:formula="of:=[.D73]/[.$B$4]" office:value-type="float" office:value="90.2864700713984">
            <text:p>90.28647007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B$6]*[.$B$8]+[.D75]" office:value-type="float" office:value="332043.306672972">
            <text:p>332043.306672972</text:p>
          </table:table-cell>
          <table:table-cell table:formula="of:=[.D74]/[.$B$4]" office:value-type="float" office:value="87.7166031349239">
            <text:p>87.7166031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B$6]*[.$B$8]+[.D76]" office:value-type="float" office:value="322315.306672972">
            <text:p>322315.306672972</text:p>
          </table:table-cell>
          <table:table-cell table:formula="of:=[.D75]/[.$B$4]" office:value-type="float" office:value="85.1467361984493">
            <text:p>85.14673619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B$6]*[.$B$8]+[.D77]" office:value-type="float" office:value="312587.306672972">
            <text:p>312587.306672972</text:p>
          </table:table-cell>
          <table:table-cell table:formula="of:=[.D76]/[.$B$4]" office:value-type="float" office:value="82.5768692619748">
            <text:p>82.5768692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B$6]*[.$B$8]+[.D78]" office:value-type="float" office:value="302859.306672972">
            <text:p>302859.306672972</text:p>
          </table:table-cell>
          <table:table-cell table:formula="of:=[.D77]/[.$B$4]" office:value-type="float" office:value="80.0070023255003">
            <text:p>80.0070023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B$6]*[.$B$8]+[.D79]" office:value-type="float" office:value="293131.306672972">
            <text:p>293131.306672972</text:p>
          </table:table-cell>
          <table:table-cell table:formula="of:=[.D78]/[.$B$4]" office:value-type="float" office:value="77.4371353890258">
            <text:p>77.437135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B$6]*[.$B$8]+[.D80]" office:value-type="float" office:value="283403.306672972">
            <text:p>283403.306672972</text:p>
          </table:table-cell>
          <table:table-cell table:formula="of:=[.D79]/[.$B$4]" office:value-type="float" office:value="74.8672684525513">
            <text:p>74.86726845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B$6]*[.$B$8]+[.D81]" office:value-type="float" office:value="273675.306672972">
            <text:p>273675.306672972</text:p>
          </table:table-cell>
          <table:table-cell table:formula="of:=[.D80]/[.$B$4]" office:value-type="float" office:value="72.2974015160767">
            <text:p>72.29740151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B$6]*[.$B$8]+[.D82]" office:value-type="float" office:value="263947.306672972">
            <text:p>263947.306672972</text:p>
          </table:table-cell>
          <table:table-cell table:formula="of:=[.D81]/[.$B$4]" office:value-type="float" office:value="69.7275345796022">
            <text:p>69.72753457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B$6]*[.$B$8]+[.D83]" office:value-type="float" office:value="254219.306672972">
            <text:p>254219.306672972</text:p>
          </table:table-cell>
          <table:table-cell table:formula="of:=[.D82]/[.$B$4]" office:value-type="float" office:value="67.1576676431277">
            <text:p>67.15766764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B$8]*([.$B$5]^2*ACOS((([.$B$5]-[.C83])/[.$B$5]))-([.$B$5]-[.C83])*(SQRT(2*[.$B$5]*[.C83]-[.C83]^2)))" office:value-type="float" office:value="244491.306672972">
            <text:p>244491.306672972</text:p>
          </table:table-cell>
          <table:table-cell table:formula="of:=[.D83]/[.$B$4]" office:value-type="float" office:value="64.5878007066532">
            <text:p>64.5878007067</text:p>
          </table:table-cell>
          <table:table-cell table:formula="of:=[.E82]-[.E83]" office:value-type="float" office:value="2.56986693647453">
            <text:p>2.569866936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B$8]*([.$B$5]^2*ACOS((([.$B$5]-[.C84])/[.$B$5]))-([.$B$5]-[.C84])*(SQRT(2*[.$B$5]*[.C84]-[.C84]^2)))" office:value-type="float" office:value="234764.89023832">
            <text:p>234764.89023832</text:p>
          </table:table-cell>
          <table:table-cell table:formula="of:=[.D84]/[.$B$4]" office:value-type="float" office:value="62.0183521040838">
            <text:p>62.0183521041</text:p>
          </table:table-cell>
          <table:table-cell table:formula="of:=[.E83]-[.E84]" office:value-type="float" office:value="2.56944860256936">
            <text:p>2.5694486026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B$8]*([.$B$5]^2*ACOS((([.$B$5]-[.C85])/[.$B$5]))-([.$B$5]-[.C85])*(SQRT(2*[.$B$5]*[.C85]-[.C85]^2)))" office:value-type="float" office:value="225047.980771888">
            <text:p>225047.980771888</text:p>
          </table:table-cell>
          <table:table-cell table:formula="of:=[.D85]/[.$B$4]" office:value-type="float" office:value="59.4514149780044">
            <text:p>59.451414978</text:p>
          </table:table-cell>
          <table:table-cell table:formula="of:=[.E84]-[.E85]" office:value-type="float" office:value="2.56693712607942">
            <text:p>2.566937126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$B$8]*([.$B$5]^2*ACOS((([.$B$5]-[.C86])/[.$B$5]))-([.$B$5]-[.C86])*(SQRT(2*[.$B$5]*[.C86]-[.C86]^2)))" office:value-type="float" office:value="215350.113210506">
            <text:p>215350.113210506</text:p>
          </table:table-cell>
          <table:table-cell table:formula="of:=[.D86]/[.$B$4]" office:value-type="float" office:value="56.8895081934337">
            <text:p>56.8895081934</text:p>
          </table:table-cell>
          <table:table-cell table:formula="of:=[.E85]-[.E86]" office:value-type="float" office:value="2.56190678457069">
            <text:p>2.5619067846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$B$8]*([.$B$5]^2*ACOS((([.$B$5]-[.C87])/[.$B$5]))-([.$B$5]-[.C87])*(SQRT(2*[.$B$5]*[.C87]-[.C87]^2)))" office:value-type="float" office:value="205680.878841798">
            <text:p>205680.878841798</text:p>
          </table:table-cell>
          <table:table-cell table:formula="of:=[.D87]/[.$B$4]" office:value-type="float" office:value="54.335165501702">
            <text:p>54.3351655017</text:p>
          </table:table-cell>
          <table:table-cell table:formula="of:=[.E86]-[.E87]" office:value-type="float" office:value="2.5543426917317">
            <text:p>2.5543426917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$B$8]*([.$B$5]^2*ACOS((([.$B$5]-[.C88])/[.$B$5]))-([.$B$5]-[.C88])*(SQRT(2*[.$B$5]*[.C88]-[.C88]^2)))" office:value-type="float" office:value="196049.954527875">
            <text:p>196049.954527875</text:p>
          </table:table-cell>
          <table:table-cell table:formula="of:=[.D88]/[.$B$4]" office:value-type="float" office:value="51.7909432605385">
            <text:p>51.7909432605</text:p>
          </table:table-cell>
          <table:table-cell table:formula="of:=[.E87]-[.E88]" office:value-type="float" office:value="2.5442222411635">
            <text:p>2.5442222412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$B$8]*([.$B$5]^2*ACOS((([.$B$5]-[.C89])/[.$B$5]))-([.$B$5]-[.C89])*(SQRT(2*[.$B$5]*[.C89]-[.C89]^2)))" office:value-type="float" office:value="186467.133228148">
            <text:p>186467.133228148</text:p>
          </table:table-cell>
          <table:table-cell table:formula="of:=[.D89]/[.$B$4]" office:value-type="float" office:value="49.2594284973484">
            <text:p>49.2594284973</text:p>
          </table:table-cell>
          <table:table-cell table:formula="of:=[.E88]-[.E89]" office:value-type="float" office:value="2.5315147631901">
            <text:p>2.5315147632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$B$8]*([.$B$5]^2*ACOS((([.$B$5]-[.C90])/[.$B$5]))-([.$B$5]-[.C90])*(SQRT(2*[.$B$5]*[.C90]-[.C90]^2)))" office:value-type="float" office:value="176942.356325687">
            <text:p>176942.356325687</text:p>
          </table:table-cell>
          <table:table-cell table:formula="of:=[.D90]/[.$B$4]" office:value-type="float" office:value="46.7432474489386">
            <text:p>46.7432474489</text:p>
          </table:table-cell>
          <table:table-cell table:formula="of:=[.E89]-[.E90]" office:value-type="float" office:value="2.5161810484098">
            <text:p>2.5161810484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$B$8]*([.$B$5]^2*ACOS((([.$B$5]-[.C91])/[.$B$5]))-([.$B$5]-[.C91])*(SQRT(2*[.$B$5]*[.C91]-[.C91]^2)))" office:value-type="float" office:value="167485.748328712">
            <text:p>167485.748328712</text:p>
          </table:table-cell>
          <table:table-cell table:formula="of:=[.D91]/[.$B$4]" office:value-type="float" office:value="44.2450747286852">
            <text:p>44.2450747287</text:p>
          </table:table-cell>
          <table:table-cell table:formula="of:=[.E90]-[.E91]" office:value-type="float" office:value="2.49817272025346">
            <text:p>2.498172720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$B$8]*([.$B$5]^2*ACOS((([.$B$5]-[.C92])/[.$B$5]))-([.$B$5]-[.C92])*(SQRT(2*[.$B$5]*[.C92]-[.C92]^2)))" office:value-type="float" office:value="158107.654610815">
            <text:p>158107.654610815</text:p>
          </table:table-cell>
          <table:table-cell table:formula="of:=[.D92]/[.$B$4]" office:value-type="float" office:value="41.7676432964502">
            <text:p>41.7676432965</text:p>
          </table:table-cell>
          <table:table-cell table:formula="of:=[.E91]-[.E92]" office:value-type="float" office:value="2.477431432235">
            <text:p>2.4774314322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$B$8]*([.$B$5]^2*ACOS((([.$B$5]-[.C93])/[.$B$5]))-([.$B$5]-[.C93])*(SQRT(2*[.$B$5]*[.C93]-[.C93]^2)))" office:value-type="float" office:value="148818.68297715">
            <text:p>148818.68297715</text:p>
          </table:table-cell>
          <table:table-cell table:formula="of:=[.D93]/[.$B$4]" office:value-type="float" office:value="39.3137554392128">
            <text:p>39.3137554392</text:p>
          </table:table-cell>
          <table:table-cell table:formula="of:=[.E92]-[.E93]" office:value-type="float" office:value="2.45388785723736">
            <text:p>2.453887857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$B$8]*([.$B$5]^2*ACOS((([.$B$5]-[.C94])/[.$B$5]))-([.$B$5]-[.C94])*(SQRT(2*[.$B$5]*[.C94]-[.C94]^2)))" office:value-type="float" office:value="139629.750008504">
            <text:p>139629.750008504</text:p>
          </table:table-cell>
          <table:table-cell table:formula="of:=[.D94]/[.$B$4]" office:value-type="float" office:value="36.8862950138834">
            <text:p>36.8862950139</text:p>
          </table:table-cell>
          <table:table-cell table:formula="of:=[.E93]-[.E94]" office:value-type="float" office:value="2.42746042532939">
            <text:p>2.4274604253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$B$8]*([.$B$5]^2*ACOS((([.$B$5]-[.C95])/[.$B$5]))-([.$B$5]-[.C95])*(SQRT(2*[.$B$5]*[.C95]-[.C95]^2)))" office:value-type="float" office:value="130552.133354425">
            <text:p>130552.133354425</text:p>
          </table:table-cell>
          <table:table-cell table:formula="of:=[.D95]/[.$B$4]" office:value-type="float" office:value="34.4882412616929">
            <text:p>34.4882412617</text:p>
          </table:table-cell>
          <table:table-cell table:formula="of:=[.E94]-[.E95]" office:value-type="float" office:value="2.39805375219051">
            <text:p>2.398053752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$B$8]*([.$B$5]^2*ACOS((([.$B$5]-[.C96])/[.$B$5]))-([.$B$5]-[.C96])*(SQRT(2*[.$B$5]*[.C96]-[.C96]^2)))" office:value-type="float" office:value="121597.531439792">
            <text:p>121597.531439792</text:p>
          </table:table-cell>
          <table:table-cell table:formula="of:=[.D96]/[.$B$4]" office:value-type="float" office:value="32.1226845810075">
            <text:p>32.122684581</text:p>
          </table:table-cell>
          <table:table-cell table:formula="of:=[.E95]-[.E96]" office:value-type="float" office:value="2.36555668068539">
            <text:p>2.3655566807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$B$8]*([.$B$5]^2*ACOS((([.$B$5]-[.C97])/[.$B$5]))-([.$B$5]-[.C97])*(SQRT(2*[.$B$5]*[.C97]-[.C97]^2)))" office:value-type="float" office:value="112778.132444457">
            <text:p>112778.132444457</text:p>
          </table:table-cell>
          <table:table-cell table:formula="of:=[.D97]/[.$B$4]" office:value-type="float" office:value="29.7928447498308">
            <text:p>29.7928447498</text:p>
          </table:table-cell>
          <table:table-cell table:formula="of:=[.E96]-[.E97]" office:value-type="float" office:value="2.32983983117668">
            <text:p>2.329839831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$B$8]*([.$B$5]^2*ACOS((([.$B$5]-[.C98])/[.$B$5]))-([.$B$5]-[.C98])*(SQRT(2*[.$B$5]*[.C98]-[.C98]^2)))" office:value-type="float" office:value="104106.694954153">
            <text:p>104106.694954153</text:p>
          </table:table-cell>
          <table:table-cell table:formula="of:=[.D98]/[.$B$4]" office:value-type="float" office:value="27.5020922315292">
            <text:p>27.5020922315</text:p>
          </table:table-cell>
          <table:table-cell table:formula="of:=[.E97]-[.E98]" office:value-type="float" office:value="2.29075251830166">
            <text:p>2.290752518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$B$8]*([.$B$5]^2*ACOS((([.$B$5]-[.C99])/[.$B$5]))-([.$B$5]-[.C99])*(SQRT(2*[.$B$5]*[.C99]-[.C99]^2)))" office:value-type="float" office:value="95596.6434245279">
            <text:p>95596.6434245279</text:p>
          </table:table-cell>
          <table:table-cell table:formula="of:=[.D99]/[.$B$4]" office:value-type="float" office:value="25.2539733937745">
            <text:p>25.2539733938</text:p>
          </table:table-cell>
          <table:table-cell table:formula="of:=[.E98]-[.E99]" office:value-type="float" office:value="2.24811883775467">
            <text:p>2.2481188378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$B$8]*([.$B$5]^2*ACOS((([.$B$5]-[.C100])/[.$B$5]))-([.$B$5]-[.C100])*(SQRT(2*[.$B$5]*[.C100]-[.C100]^2)))" office:value-type="float" office:value="87262.1826432173">
            <text:p>87262.1826432173</text:p>
          </table:table-cell>
          <table:table-cell table:formula="of:=[.D100]/[.$B$4]" office:value-type="float" office:value="23.0522407462381">
            <text:p>23.0522407462</text:p>
          </table:table-cell>
          <table:table-cell table:formula="of:=[.E99]-[.E100]" office:value-type="float" office:value="2.20173264753636">
            <text:p>2.2017326475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$B$8]*([.$B$5]^2*ACOS((([.$B$5]-[.C101])/[.$B$5]))-([.$B$5]-[.C101])*(SQRT(2*[.$B$5]*[.C101]-[.C101]^2)))" office:value-type="float" office:value="79118.4368642294">
            <text:p>79118.4368642294</text:p>
          </table:table-cell>
          <table:table-cell table:formula="of:=[.D101]/[.$B$4]" office:value-type="float" office:value="20.9008896960248">
            <text:p>20.900889696</text:p>
          </table:table-cell>
          <table:table-cell table:formula="of:=[.E100]-[.E101]" office:value-type="float" office:value="2.15135105021328">
            <text:p>2.15135105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$B$8]*([.$B$5]^2*ACOS((([.$B$5]-[.C102])/[.$B$5]))-([.$B$5]-[.C102])*(SQRT(2*[.$B$5]*[.C102]-[.C102]^2)))" office:value-type="float" office:value="71181.6214597946">
            <text:p>71181.6214597946</text:p>
          </table:table-cell>
          <table:table-cell table:formula="of:=[.D102]/[.$B$4]" office:value-type="float" office:value="18.8042038933153">
            <text:p>18.8042038933</text:p>
          </table:table-cell>
          <table:table-cell table:formula="of:=[.E101]-[.E102]" office:value-type="float" office:value="2.09668580270958">
            <text:p>2.0966858027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$B$8]*([.$B$5]^2*ACOS((([.$B$5]-[.C103])/[.$B$5]))-([.$B$5]-[.C103])*(SQRT(2*[.$B$5]*[.C103]-[.C103]^2)))" office:value-type="float" office:value="63469.2581738645">
            <text:p>63469.2581738645</text:p>
          </table:table-cell>
          <table:table-cell table:formula="of:=[.D103]/[.$B$4]" office:value-type="float" office:value="16.7668120953515">
            <text:p>16.7668120954</text:p>
          </table:table-cell>
          <table:table-cell table:formula="of:=[.E102]-[.E103]" office:value-type="float" office:value="2.03739179796379">
            <text:p>2.037391798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$B$8]*([.$B$5]^2*ACOS((([.$B$5]-[.C104])/[.$B$5]))-([.$B$5]-[.C104])*(SQRT(2*[.$B$5]*[.C104]-[.C104]^2)))" office:value-type="float" office:value="56000.4500255787">
            <text:p>56000.4500255787</text:p>
          </table:table-cell>
          <table:table-cell table:formula="of:=[.D104]/[.$B$4]" office:value-type="float" office:value="14.7937607882841">
            <text:p>14.7937607883</text:p>
          </table:table-cell>
          <table:table-cell table:formula="of:=[.E103]-[.E104]" office:value-type="float" office:value="1.97305130706734">
            <text:p>1.973051307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$B$8]*([.$B$5]^2*ACOS((([.$B$5]-[.C105])/[.$B$5]))-([.$B$5]-[.C105])*(SQRT(2*[.$B$5]*[.C105]-[.C105]^2)))" office:value-type="float" office:value="48796.2397576037">
            <text:p>48796.2397576037</text:p>
          </table:table-cell>
          <table:table-cell table:formula="of:=[.D105]/[.$B$4]" office:value-type="float" office:value="12.8906088792505">
            <text:p>12.8906088793</text:p>
          </table:table-cell>
          <table:table-cell table:formula="of:=[.E104]-[.E105]" office:value-type="float" office:value="1.90315190903363">
            <text:p>1.90315190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$B$8]*([.$B$5]^2*ACOS((([.$B$5]-[.C106])/[.$B$5]))-([.$B$5]-[.C106])*(SQRT(2*[.$B$5]*[.C106]-[.C106]^2)))" office:value-type="float" office:value="41880.0885807352">
            <text:p>41880.0885807352</text:p>
          </table:table-cell>
          <table:table-cell table:formula="of:=[.D106]/[.$B$4]" office:value-type="float" office:value="11.0635541673782">
            <text:p>11.0635541674</text:p>
          </table:table-cell>
          <table:table-cell table:formula="of:=[.E105]-[.E106]" office:value-type="float" office:value="1.8270547118723">
            <text:p>1.827054711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$B$8]*([.$B$5]^2*ACOS((([.$B$5]-[.C107])/[.$B$5]))-([.$B$5]-[.C107])*(SQRT(2*[.$B$5]*[.C107]-[.C107]^2)))" office:value-type="float" office:value="35278.5339415535">
            <text:p>35278.5339415535</text:p>
          </table:table-cell>
          <table:table-cell table:formula="of:=[.D107]/[.$B$4]" office:value-type="float" office:value="9.31960710769864">
            <text:p>9.3196071077</text:p>
          </table:table-cell>
          <table:table-cell table:formula="of:=[.E106]-[.E107]" office:value-type="float" office:value="1.74394705967957">
            <text:p>1.7439470597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$B$8]*([.$B$5]^2*ACOS((([.$B$5]-[.C108])/[.$B$5]))-([.$B$5]-[.C108])*(SQRT(2*[.$B$5]*[.C108]-[.C108]^2)))" office:value-type="float" office:value="29022.1245510892">
            <text:p>29022.1245510892</text:p>
          </table:table-cell>
          <table:table-cell table:formula="of:=[.D108]/[.$B$4]" office:value-type="float" office:value="7.66683781970492">
            <text:p>7.6668378197</text:p>
          </table:table-cell>
          <table:table-cell table:formula="of:=[.E107]-[.E108]" office:value-type="float" office:value="1.65276928799372">
            <text:p>1.652769288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$B$8]*([.$B$5]^2*ACOS((([.$B$5]-[.C109])/[.$B$5]))-([.$B$5]-[.C109])*(SQRT(2*[.$B$5]*[.C109]-[.C109]^2)))" office:value-type="float" office:value="23146.8064709978">
            <text:p>23146.8064709978</text:p>
          </table:table-cell>
          <table:table-cell table:formula="of:=[.D109]/[.$B$4]" office:value-type="float" office:value="6.11474225275409">
            <text:p>6.1147422528</text:p>
          </table:table-cell>
          <table:table-cell table:formula="of:=[.E108]-[.E109]" office:value-type="float" office:value="1.55209556695084">
            <text:p>1.55209556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$B$8]*([.$B$5]^2*ACOS((([.$B$5]-[.C110])/[.$B$5]))-([.$B$5]-[.C110])*(SQRT(2*[.$B$5]*[.C110]-[.C110]^2)))" office:value-type="float" office:value="17696.0901233579">
            <text:p>17696.0901233579</text:p>
          </table:table-cell>
          <table:table-cell table:formula="of:=[.D110]/[.$B$4]" office:value-type="float" office:value="4.67481464976261">
            <text:p>4.6748146498</text:p>
          </table:table-cell>
          <table:table-cell table:formula="of:=[.E109]-[.E110]" office:value-type="float" office:value="1.43992760299148">
            <text:p>1.4399276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$B$8]*([.$B$5]^2*ACOS((([.$B$5]-[.C111])/[.$B$5]))-([.$B$5]-[.C111])*(SQRT(2*[.$B$5]*[.C111]-[.C111]^2)))" office:value-type="float" office:value="12724.6842188734">
            <text:p>12724.6842188734</text:p>
          </table:table-cell>
          <table:table-cell table:formula="of:=[.D111]/[.$B$4]" office:value-type="float" office:value="3.3615075299303">
            <text:p>3.3615075299</text:p>
          </table:table-cell>
          <table:table-cell table:formula="of:=[.E110]-[.E111]" office:value-type="float" office:value="1.31330711983231">
            <text:p>1.3133071198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$B$8]*([.$B$5]^2*ACOS((([.$B$5]-[.C112])/[.$B$5]))-([.$B$5]-[.C112])*(SQRT(2*[.$B$5]*[.C112]-[.C112]^2)))" office:value-type="float" office:value="8305.21265320276">
            <text:p>8305.2126532028</text:p>
          </table:table-cell>
          <table:table-cell table:formula="of:=[.D112]/[.$B$4]" office:value-type="float" office:value="2.19400610586509">
            <text:p>2.1940061059</text:p>
          </table:table-cell>
          <table:table-cell table:formula="of:=[.E111]-[.E112]" office:value-type="float" office:value="1.16750142406521">
            <text:p>1.167501424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$B$8]*([.$B$5]^2*ACOS((([.$B$5]-[.C113])/[.$B$5]))-([.$B$5]-[.C113])*(SQRT(2*[.$B$5]*[.C113]-[.C113]^2)))" office:value-type="float" office:value="4542.58821167011">
            <text:p>4542.5882116701</text:p>
          </table:table-cell>
          <table:table-cell table:formula="of:=[.D113]/[.$B$4]" office:value-type="float" office:value="1.20002541644633">
            <text:p>1.2000254164</text:p>
          </table:table-cell>
          <table:table-cell table:formula="of:=[.E112]-[.E113]" office:value-type="float" office:value="0.993980689418756">
            <text:p>0.993980689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B$8]*([.$B$5]^2*ACOS((([.$B$5]-[.C114])/[.$B$5]))-([.$B$5]-[.C114])*(SQRT(2*[.$B$5]*[.C114]-[.C114]^2)))" office:value-type="float" office:value="1613.71199808503">
            <text:p>1613.711998085</text:p>
          </table:table-cell>
          <table:table-cell table:formula="of:=[.D114]/[.$B$4]" office:value-type="float" office:value="0.426297811355978">
            <text:p>0.4262978114</text:p>
          </table:table-cell>
          <table:table-cell table:formula="of:=[.E113]-[.E114]" office:value-type="float" office:value="0.773727605090355">
            <text:p>0.773727605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$B$8]*([.$B$5]^2*ACOS((([.$B$5]-[.C115])/[.$B$5]))-([.$B$5]-[.C115])*(SQRT(2*[.$B$5]*[.C115]-[.C115]^2)))" office:value-type="float" office:value="0">
            <text:p>0</text:p>
          </table:table-cell>
          <table:table-cell table:formula="of:=[.D115]/[.$B$4]" office:value-type="float" office:value="0">
            <text:p>0</text:p>
          </table:table-cell>
          <table:table-cell table:formula="of:=[.E114]-[.E115]" office:value-type="float" office:value="0.426297811355978">
            <text:p>0.426297811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2/29/2016</text:date>, <text:time>19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7:41:39.15</meta:creation-date>
    <dc:date>2016-02-29T19:34:33.45</dc:date>
    <meta:editing-duration>PT1H38M49S</meta:editing-duration>
    <meta:editing-cycles>7</meta:editing-cycles>
    <meta:generator>OpenOffice.org/3.4.1$Win32 OpenOffice.org_project/341m1$Build-9593</meta:generator>
    <meta:document-statistic meta:table-count="3" meta:cell-count="353" meta:object-count="0"/>
  </office:meta>
</office:document-meta>
</file>